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7543in"/>
    </style:style>
    <style:style style:name="co5" style:family="table-column">
      <style:table-column-properties fo:break-before="auto" style:column-width="3.928in"/>
    </style:style>
    <style:style style:name="co6" style:family="table-column">
      <style:table-column-properties fo:break-before="auto" style:column-width="9.599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1"/>
        <table:table-column table:style-name="co2" table:number-columns-repeated="1015" table:default-cell-style-name="ce2"/>
        <table:table-row table:style-name="ro2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trf.f</text:p>
          </table:table-cell>
          <table:table-cell table:style-name="ce3" office:value-type="string">
            <text:p>Computes an LU factorization of an m-by-n matrix using partial pivoting with row interchanges</text:p>
          </table:table-cell>
          <table:table-cell table:formula="of:=[.A1]+220" office:value-type="float" office:value="221">
            <text:p>221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trf.f</text:p>
          </table:table-cell>
          <table:table-cell table:style-name="ce3" office:value-type="string">
            <text:p>Computes an LU factorization of an m-by-n matrix using partial pivoting with row interchanges</text:p>
          </table:table-cell>
          <table:table-cell table:formula="of:=[.A2]+220" office:value-type="float" office:value="222">
            <text:p>222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trf.f</text:p>
          </table:table-cell>
          <table:table-cell table:style-name="ce3" office:value-type="string">
            <text:p>Computes an LU factorization of an m-by-n matrix using partial pivoting with row interchanges</text:p>
          </table:table-cell>
          <table:table-cell table:formula="of:=[.A3]+220" office:value-type="float" office:value="223">
            <text:p>223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trf.f</text:p>
          </table:table-cell>
          <table:table-cell table:style-name="ce3" office:value-type="string">
            <text:p>Computes an LU factorization of an m-by-n matrix using partial pivoting with row interchanges</text:p>
          </table:table-cell>
          <table:table-cell table:formula="of:=[.A4]+220" office:value-type="float" office:value="224">
            <text:p>224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trf.f</text:p>
          </table:table-cell>
          <table:table-cell table:style-name="ce3" office:value-type="string">
            <text:p>computes an LU factorization of an m-by-n band matrix using partial pivoting with row interchanges.</text:p>
          </table:table-cell>
          <table:table-cell table:formula="of:=[.A5]+220" office:value-type="float" office:value="225">
            <text:p>225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trf.f</text:p>
          </table:table-cell>
          <table:table-cell table:style-name="ce3" office:value-type="string">
            <text:p>computes an LU factorization of an m-by-n band matrix using partial pivoting with row interchanges.</text:p>
          </table:table-cell>
          <table:table-cell table:formula="of:=[.A6]+220" office:value-type="float" office:value="226">
            <text:p>226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trf.f</text:p>
          </table:table-cell>
          <table:table-cell table:style-name="ce3" office:value-type="string">
            <text:p>computes an LU factorization of an m-by-n band matrix using partial pivoting with row interchanges.</text:p>
          </table:table-cell>
          <table:table-cell table:formula="of:=[.A7]+220" office:value-type="float" office:value="227">
            <text:p>227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trf.f</text:p>
          </table:table-cell>
          <table:table-cell table:style-name="ce3" office:value-type="string">
            <text:p>computes an LU factorization of an m-by-n band matrix using partial pivoting with row interchanges.</text:p>
          </table:table-cell>
          <table:table-cell table:formula="of:=[.A8]+220" office:value-type="float" office:value="228">
            <text:p>228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trf.f</text:p>
          </table:table-cell>
          <table:table-cell table:style-name="ce3" office:value-type="string">
            <text:p>computes an LU factorization of a tridiagonal matrix using elimination with partial pivoting and row interchanges</text:p>
          </table:table-cell>
          <table:table-cell table:formula="of:=[.A9]+220" office:value-type="float" office:value="229">
            <text:p>229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trf.f</text:p>
          </table:table-cell>
          <table:table-cell table:style-name="ce3" office:value-type="string">
            <text:p>computes an LU factorization of a tridiagonal matrix using elimination with partial pivoting and row interchanges</text:p>
          </table:table-cell>
          <table:table-cell table:formula="of:=[.A10]+220" office:value-type="float" office:value="230">
            <text:p>230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trf.f</text:p>
          </table:table-cell>
          <table:table-cell table:style-name="ce3" office:value-type="string">
            <text:p>computes an LU factorization of a tridiagonal matrix using elimination with partial pivoting and row interchanges</text:p>
          </table:table-cell>
          <table:table-cell table:formula="of:=[.A11]+220" office:value-type="float" office:value="231">
            <text:p>231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trf.f</text:p>
          </table:table-cell>
          <table:table-cell table:style-name="ce3" office:value-type="string">
            <text:p>computes an LU factorization of a tridiagonal matrix using elimination with partial pivoting and row interchanges</text:p>
          </table:table-cell>
          <table:table-cell table:formula="of:=[.A12]+220" office:value-type="float" office:value="232">
            <text:p>232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potrf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trf.f</text:p>
          </table:table-cell>
          <table:table-cell table:style-name="ce3" office:value-type="string">
            <text:p>computes the Cholesky factorization of an SPD matrix</text:p>
          </table:table-cell>
          <table:table-cell table:formula="of:=[.A13]+220" office:value-type="float" office:value="233">
            <text:p>233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otrf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trf.f</text:p>
          </table:table-cell>
          <table:table-cell table:style-name="ce3" office:value-type="string">
            <text:p>computes the Cholesky factorization of an SPD matrix</text:p>
          </table:table-cell>
          <table:table-cell table:formula="of:=[.A14]+220" office:value-type="float" office:value="234">
            <text:p>234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potrf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trf.f</text:p>
          </table:table-cell>
          <table:table-cell table:style-name="ce3" office:value-type="string">
            <text:p>computes the Cholesky factorization of an HPD matrix</text:p>
          </table:table-cell>
          <table:table-cell table:formula="of:=[.A15]+220" office:value-type="float" office:value="235">
            <text:p>235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potrf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trf.f</text:p>
          </table:table-cell>
          <table:table-cell table:style-name="ce3" office:value-type="string">
            <text:p>computes the Cholesky factorization of an HPD matrix</text:p>
          </table:table-cell>
          <table:table-cell table:formula="of:=[.A16]+220" office:value-type="float" office:value="236">
            <text:p>236</text:p>
          </table:table-cell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ptrf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trf.f</text:p>
          </table:table-cell>
          <table:table-cell table:style-name="ce3" office:value-type="string">
            <text:p>computes the Cholesky factorization of an SPD matrix stored in packed format</text:p>
          </table:table-cell>
          <table:table-cell table:formula="of:=[.A17]+220" office:value-type="float" office:value="237">
            <text:p>237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ptrf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trf.f</text:p>
          </table:table-cell>
          <table:table-cell table:style-name="ce3" office:value-type="string">
            <text:p>computes the Cholesky factorization of an SPD matrix stored in packed format</text:p>
          </table:table-cell>
          <table:table-cell table:formula="of:=[.A18]+220" office:value-type="float" office:value="238">
            <text:p>238</text:p>
          </table:table-cell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ptrf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trf.f</text:p>
          </table:table-cell>
          <table:table-cell table:style-name="ce3" office:value-type="string">
            <text:p>computes the Cholesky factorization of an HPD matrix stored in packed format</text:p>
          </table:table-cell>
          <table:table-cell table:formula="of:=[.A19]+220" office:value-type="float" office:value="239">
            <text:p>239</text:p>
          </table:table-cell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ptrf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trf.f</text:p>
          </table:table-cell>
          <table:table-cell table:style-name="ce3" office:value-type="string">
            <text:p>computes the Cholesky factorization of an HPD matrix stored in packed format</text:p>
          </table:table-cell>
          <table:table-cell table:formula="of:=[.A20]+220" office:value-type="float" office:value="240">
            <text:p>240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trf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trf.f</text:p>
          </table:table-cell>
          <table:table-cell table:style-name="ce3" office:value-type="string">
            <text:p>computes the Cholesky factorization of an SPD band matrix</text:p>
          </table:table-cell>
          <table:table-cell table:formula="of:=[.A21]+220" office:value-type="float" office:value="241">
            <text:p>241</text:p>
          </table:table-cell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trf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trf.f</text:p>
          </table:table-cell>
          <table:table-cell table:style-name="ce3" office:value-type="string">
            <text:p>computes the Cholesky factorization of an SPD band matrix</text:p>
          </table:table-cell>
          <table:table-cell table:formula="of:=[.A22]+220" office:value-type="float" office:value="242">
            <text:p>242</text:p>
          </table:table-cell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trf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trf.f</text:p>
          </table:table-cell>
          <table:table-cell table:style-name="ce3" office:value-type="string">
            <text:p>computes the Cholesky factorization of an HPD band matrix</text:p>
          </table:table-cell>
          <table:table-cell table:formula="of:=[.A23]+220" office:value-type="float" office:value="243">
            <text:p>243</text:p>
          </table:table-cell>
          <table:table-cell table:number-columns-repeated="101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trf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trf.f</text:p>
          </table:table-cell>
          <table:table-cell table:style-name="ce3" office:value-type="string">
            <text:p>computes the Cholesky factorization of an HPD band matrix</text:p>
          </table:table-cell>
          <table:table-cell table:formula="of:=[.A24]+220" office:value-type="float" office:value="244">
            <text:p>244</text:p>
          </table:table-cell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ttrf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trf.f</text:p>
          </table:table-cell>
          <table:table-cell table:style-name="ce3" office:value-type="string">
            <text:p>computes the L*D*L**T factorization of an SPD tridiagonal matrix</text:p>
          </table:table-cell>
          <table:table-cell table:formula="of:=[.A25]+220" office:value-type="float" office:value="245">
            <text:p>245</text:p>
          </table:table-cell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ttrf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trf.f</text:p>
          </table:table-cell>
          <table:table-cell table:style-name="ce3" office:value-type="string">
            <text:p>computes the L*D*L**T factorization of an SPD tridiagonal matrix</text:p>
          </table:table-cell>
          <table:table-cell table:formula="of:=[.A26]+220" office:value-type="float" office:value="246">
            <text:p>246</text:p>
          </table:table-cell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ttrf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trf.f</text:p>
          </table:table-cell>
          <table:table-cell table:style-name="ce3" office:value-type="string">
            <text:p>computes the L*D*L**T factorization of an HPD tridiagonal matrix</text:p>
          </table:table-cell>
          <table:table-cell table:formula="of:=[.A27]+220" office:value-type="float" office:value="247">
            <text:p>247</text:p>
          </table:table-cell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ttrf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trf.f</text:p>
          </table:table-cell>
          <table:table-cell table:style-name="ce3" office:value-type="string">
            <text:p>computes the L*D*L**T factorization of an HPD tridiagonal matrix</text:p>
          </table:table-cell>
          <table:table-cell table:formula="of:=[.A28]+220" office:value-type="float" office:value="248">
            <text:p>248</text:p>
          </table:table-cell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trf.f</text:p>
          </table:table-cell>
          <table:table-cell table:style-name="ce3" office:value-type="string">
            <text:p>computes the factorization of a real symmetric matrix using the Bunch-Kaufman diagonal pivoting method</text:p>
          </table:table-cell>
          <table:table-cell table:formula="of:=[.A29]+220" office:value-type="float" office:value="249">
            <text:p>249</text:p>
          </table:table-cell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trf.f</text:p>
          </table:table-cell>
          <table:table-cell table:style-name="ce3" office:value-type="string">
            <text:p>computes the factorization of a real symmetric matrix using the Bunch-Kaufman diagonal pivoting method</text:p>
          </table:table-cell>
          <table:table-cell table:formula="of:=[.A30]+220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hetrf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trf.f</text:p>
          </table:table-cell>
          <table:table-cell table:style-name="ce3" office:value-type="string">
            <text:p>computes the factorization of a complex Hermitian matrix using the Bunch-Kaufman diagonal pivoting method</text:p>
          </table:table-cell>
          <table:table-cell table:formula="of:=[.A31]+220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hetrf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trf.f</text:p>
          </table:table-cell>
          <table:table-cell table:style-name="ce3" office:value-type="string">
            <text:p>computes the factorization of a complex Hermitian matrix using the Bunch-Kaufman diagonal pivoting method</text:p>
          </table:table-cell>
          <table:table-cell table:formula="of:=[.A32]+220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trf.f</text:p>
          </table:table-cell>
          <table:table-cell table:style-name="ce3" office:value-type="string">
            <text:p>computes the factorization of a complex symmetric matrix using the Bunch-Kaufman diagonal pivoting method</text:p>
          </table:table-cell>
          <table:table-cell table:formula="of:=[.A33]+220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z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trf.f</text:p>
          </table:table-cell>
          <table:table-cell table:style-name="ce3" office:value-type="string">
            <text:p>computes the factorization of a complex symmetric matrix using the Bunch-Kaufman diagonal pivoting method</text:p>
          </table:table-cell>
          <table:table-cell table:formula="of:=[.A34]+220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trf.f</text:p>
          </table:table-cell>
          <table:table-cell table:style-name="ce3" office:value-type="string">
            <text:p>computes the factorization of a real symmetric matrix stored in packed format using the Bunch-Kaufman diagonal pivoting method</text:p>
          </table:table-cell>
          <table:table-cell table:formula="of:=[.A35]+220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trf.f</text:p>
          </table:table-cell>
          <table:table-cell table:style-name="ce3" office:value-type="string">
            <text:p>computes the factorization of a real symmetric matrix stored in packed format using the Bunch-Kaufman diagonal pivoting method</text:p>
          </table:table-cell>
          <table:table-cell table:formula="of:=[.A36]+220" office:value-type="float" office:value="256">
            <text:p>256</text:p>
          </table:table-cell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</text:p>
          </table:table-cell>
          <table:table-cell office:value-type="string">
            <text:p>hptrf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trf.f</text:p>
          </table:table-cell>
          <table:table-cell table:style-name="ce3" office:value-type="string">
            <text:p>computes the factorization of a complex Hermitian packed matrix using the Bunch-Kaufman diagonal pivoting method</text:p>
          </table:table-cell>
          <table:table-cell table:formula="of:=[.A37]+220" office:value-type="float" office:value="257">
            <text:p>257</text:p>
          </table:table-cell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z</text:p>
          </table:table-cell>
          <table:table-cell office:value-type="string">
            <text:p>hptrf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trf.f</text:p>
          </table:table-cell>
          <table:table-cell table:style-name="ce3" office:value-type="string">
            <text:p>computes the factorization of a complex Hermitian packed matrix using the Bunch-Kaufman diagonal pivoting method</text:p>
          </table:table-cell>
          <table:table-cell table:formula="of:=[.A38]+220" office:value-type="float" office:value="258">
            <text:p>258</text:p>
          </table:table-cell>
          <table:table-cell table:number-columns-repeated="1015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trf.f</text:p>
          </table:table-cell>
          <table:table-cell table:style-name="ce3" office:value-type="string">
            <text:p>computes the factorization of a complex symmetric matrix stored in packed format using the Bunch-Kaufman diagonal pivoting method</text:p>
          </table:table-cell>
          <table:table-cell table:formula="of:=[.A39]+220" office:value-type="float" office:value="259">
            <text:p>259</text:p>
          </table:table-cell>
          <table:table-cell table:number-columns-repeated="1015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trf.f</text:p>
          </table:table-cell>
          <table:table-cell table:style-name="ce3" office:value-type="string">
            <text:p>computes the factorization of a complex symmetric matrix stored in packed format using the Bunch-Kaufman diagonal pivoting method</text:p>
          </table:table-cell>
          <table:table-cell table:formula="of:=[.A40]+220" office:value-type="float" office:value="260">
            <text:p>260</text:p>
          </table:table-cell>
          <table:table-cell table:number-columns-repeated="1015"/>
        </table:table-row>
        <table:table-row table:style-name="ro2" table:number-rows-repeated="10485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1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8-30T13:48:22</meta:creation-date>
    <dc:date>2011-11-15T11:12:56</dc:date>
    <dc:creator>Sa-Lin Bernstein</dc:creator>
    <meta:editing-duration>PT02H05M07S</meta:editing-duration>
    <meta:editing-cycles>58</meta:editing-cycles>
    <meta:generator>OpenOffice.org/3.2$Unix OpenOffice.org_project/320m12$Build-9483</meta:generator>
    <meta:document-statistic meta:table-count="3" meta:cell-count="320" meta:object-count="0"/>
  </office:meta>
</office:document-meta>
</file>